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ymbol" svg:font-family="Symbol"/>
    <style:font-face style:name="Times" svg:font-family="Times"/>
  </office:font-face-decls>
  <office:automatic-styles>
    <style:style style:name="P1" style:family="paragraph" style:parent-style-name="Standard">
      <style:paragraph-properties fo:text-align="justify"/>
      <style:text-properties style:font-name="Times" fo:font-size="12.0pt"/>
    </style:style>
    <style:style style:name="P2" style:family="paragraph" style:parent-style-name="Standard">
      <style:paragraph-properties fo:text-align="justify"/>
      <style:text-properties style:font-name="Times" fo:font-size="12.0pt" fo:color="#000000"/>
    </style:style>
    <style:style style:name="P3" style:family="paragraph" style:parent-style-name="Standard">
      <style:paragraph-properties fo:text-align="center"/>
      <style:text-properties style:font-name="Times" fo:font-size="12.0pt" fo:color="#000000"/>
    </style:style>
    <style:style style:name="P4" style:family="paragraph" style:parent-style-name="Standard">
      <style:paragraph-properties fo:margin-top="0.1390in" fo:margin-bottom="0.0835in" fo:text-align="center"/>
      <style:text-properties style:font-name="Times" fo:font-size="12.0pt" fo:color="#000000"/>
    </style:style>
    <style:style style:name="P5" style:family="paragraph" style:parent-style-name="Standard">
      <style:paragraph-properties fo:text-align="justify"/>
      <style:text-properties style:font-name="Times" fo:font-size="12.0pt" fo:color="#333333"/>
    </style:style>
    <style:style style:name="T1" style:family="text">
      <style:text-properties fo:font-weight="bold" fo:font-weight-asian="bold" fo:font-weight-complex="bold"/>
    </style:style>
    <style:style style:name="T2" style:family="text">
      <style:text-properties style:font-name="Symbol"/>
    </style:style>
    <style:style style:name="T3" style:family="text">
      <style:text-properties style:text-underline-style="solid"/>
    </style:style>
    <style:style style:name="T4" style:family="text">
      <style:text-properties fo:font-style="italic" fo:font-style-asian="italic" fo:font-style-complex="italic"/>
    </style:style>
    <style:style style:name="T5" style:family="text">
      <style:text-properties fo:font-style="italic" fo:font-style-asian="italic" fo:font-style-complex="italic" style:text-underline-style="solid"/>
    </style:style>
    <style:style style:name="T6"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text:span text:style-name="T1">El objetivo de este proyecto es crear una página web y hacerla accesible desde la red Tor mediante la creación de un hidden service. El hidden service es un servicio web que se oculta en la red Tor.¿Qué es la red Tor?</text:span></text:p>
      <text:p text:style-name="P1"/>
      <text:p text:style-name="P1"><text:a xlink:type="simple" xlink:href="https://www.uv.mx/infosegura/general/conocimientos_tor-3/">https://www.uv.mx/infosegura/general/conocimientos_tor-3/</text:a></text:p>
      <text:p text:style-name="P1"/>
      <text:p text:style-name="P1">“Tor” son las siglas de ‘The Onion Router‘, la red de comunicaciones superpuesta a Internet y basada en un sistema de enrutamiento por capas (de ahí la referencia a ‘onion’, cebolla en inglés) que permite al usuario conectarse a la Red haciendo uso de una serie de nodos intermedios (proporcionados por otros usuarios de la red) posibilitando así mantener la integridad y el anonimato de las conexiones realizadas a través de los mismos, de manera similar a una VPN. Esto es posible gracias a la gran cantidad de nodos mantenidos por voluntarios: a día de hoy existen más de 7.000.</text:p>
      <text:p text:style-name="P1">Cuando navegamos a Internet en nuestro día a día, nuestro PC o dispositivo móvil se conecta al servidor que queremos visitar de manera directa. Este tipo de conexión es la más rápida, pero nos deja expuestos a nivel de privacidad: nuestra dirección IP consta como punto de partida de dicha conexión, y ése es un dato que gobiernos, corporaciones y cibercriminales pueden usar en nuestra contra.</text:p>
      <text:p text:style-name="P1">El papel de Tor consiste en romper esa línea directa entre el servidor remoto y nuestro dispositivo, enrutando la información por los citados nodos que irán cifrando nuestros datos (enviados y recibidos). El precio a pagar, claro, es la acumulación de demoras en la velocidad de envío de dichos datos con cada nodo por el que pasa, lo que hace que navegar a través de Tor sea algo más lento de lo habitual.</text:p>
      <text:p text:style-name="P1"/>
      <text:p text:style-name="P1"><text:a xlink:type="simple" xlink:href="https://www.error509.com/2017/12/tor-primeros-pasos-con-los-hidden-service/">https://www.error509.com/2017/12/tor-primeros-pasos-con-los-hidden-service/</text:a></text:p>
      <text:p text:style-name="P1"/>
      <text:p text:style-name="P2">Un hidden service, por definición, es un servicio oculto con lo cual se tiene que hacer publicidad de su existencia en la red Tor antes de que los clientes sean capaces de comunicarse con él.</text:p>
      <text:p text:style-name="P1"/>
      <text:p text:style-name="P1"><text:span text:style-name="T1">El servicio deberá contar con una página web estática: un solo archivo index.html.</text:span></text:p>
      <text:p text:style-name="P1">/var/www/html <text:span text:style-name="T2">←</text:span><text:s/>aquí modificamos el html</text:p>
      <text:p text:style-name="P1"/>
      <text:p text:style-name="P1"/>
      <text:p text:style-name="P1"><text:span text:style-name="T1">Deberá estar habilitado el acceso al servidor por SSH en el puerto 4242.</text:span></text:p>
      <text:p text:style-name="P1"><text:span text:style-name="T1">No deberás abrir ningún puerto ni establecer reglas de firewall.</text:span></text:p>
      <text:p text:style-name="P1"/>
      <text:p text:style-name="P1"><text:a xlink:type="simple" xlink:href="https://www.redeszone.net/tutoriales/servidores/servidor-openssh-linux-configuracion-maxima-seguridad/">https://www.redeszone.net/tutoriales/servidores/servidor-openssh-linux-configuracion-maxima-seguridad/</text:a></text:p>
      <text:p text:style-name="P1"/>
      <text:p text:style-name="P1">sudo apt install openssh-server</text:p>
      <text:p text:style-name="P1">sudo nano /etc/ssh/sshd_config</text:p>
      <text:p text:style-name="P1"/>
      <text:p text:style-name="P1">Dentro de sshd_config añadimos la linea:</text:p>
      <text:p text:style-name="P1">Port 4242</text:p>
      <text:p text:style-name="P1"/>
      <text:p text:style-name="P1">sudo /etc/init.d/ssh start</text:p>
      <text:p text:style-name="P1">sudo /etc/init.d/ssh stop</text:p>
      <text:p text:style-name="P1">sudo /etc/init.d/ssh restart </text:p>
      <text:p text:style-name="P1"/>
      <text:p text:style-name="P1">____________</text:p>
      <text:p text:style-name="P1"/>
      <text:p text:style-name="P1">$ sudo apt install openssh-server</text:p>
      <text:p text:style-name="P1">Verify whether openssh-server was successfully installed via dpkg -l | grep ssh.</text:p>
      <text:p text:style-name="P1"/>
      <text:p text:style-name="P1">$ dpkg -l | grep ssh</text:p>
      <text:p text:style-name="P1">Configure SSH via sudo vi /etc/ssh/sshd_config.</text:p>
      <text:p text:style-name="P1"/>
      <text:p text:style-name="P1">$ sudo vi /etc/ssh/sshd_config</text:p>
      <text:p text:style-name="P1">To set up SSH using Port 4242, replace below line:</text:p>
      <text:p text:style-name="P1"/>
      <text:p text:style-name="P1">13 #Port 22</text:p>
      <text:p text:style-name="P1">with:</text:p>
      <text:p text:style-name="P1"/>
      <text:p text:style-name="P1">13 Port 4242</text:p>
      <text:p text:style-name="P1">To disable SSH login as root irregardless of authentication mechanism, replace below line</text:p>
      <text:p text:style-name="P1"/>
      <text:p text:style-name="P1">32 #PermitRootLogin prohibit-password</text:p>
      <text:p text:style-name="P1">with:</text:p>
      <text:p text:style-name="P1"/>
      <text:p text:style-name="P1">32 PermitRootLogin no</text:p>
      <text:p text:style-name="P1">Check SSH status via sudo service ssh status.</text:p>
      <text:p text:style-name="P1"/>
      <text:p text:style-name="P1">$ sudo service ssh status</text:p>
      <text:p text:style-name="P1">Alternatively, check SSH status via systemctl status ssh.</text:p>
      <text:p text:style-name="P1"/>
      <text:p text:style-name="P1">$ systemctl status ssh</text:p>
      <text:p text:style-name="P1">Step 2: Installing &amp; Configuring UFW</text:p>
      <text:p text:style-name="P1"/>
      <text:p text:style-name="P1">Install ufw via sudo apt install ufw.</text:p>
      <text:p text:style-name="P1"/>
      <text:p text:style-name="P1">$ sudo apt install ufw</text:p>
      <text:p text:style-name="P1">Verify whether ufw was successfully installed via dpkg -l | grep ufw.</text:p>
      <text:p text:style-name="P1"/>
      <text:p text:style-name="P1">$ dpkg -l | grep ufw</text:p>
      <text:p text:style-name="P1">Enable Firewall via sudo ufw enable.</text:p>
      <text:p text:style-name="P1"/>
      <text:p text:style-name="P1">$ sudo ufw enable</text:p>
      <text:p text:style-name="P1">Allow incoming connections using Port 4242 via sudo ufw allow 4242.</text:p>
      <text:p text:style-name="P1"/>
      <text:p text:style-name="P1">$ sudo ufw allow 4242</text:p>
      <text:p text:style-name="P1">Check UFW status via sudo ufw status.</text:p>
      <text:p text:style-name="P1"/>
      <text:p text:style-name="P1">$ sudo ufw status</text:p>
      <text:p text:style-name="P1">Step 3: Connecting to Server via SSH</text:p>
      <text:p text:style-name="P1"/>
      <text:p text:style-name="P1">SSH into your virtual machine using Port 4242 via ssh &lt;username&gt;@&lt;ip-address&gt; -p 4242.</text:p>
      <text:p text:style-name="P1"/>
      <text:p text:style-name="P1">$ ssh &lt;username&gt;@&lt;ip-address&gt; -p 4242</text:p>
      <text:p text:style-name="P1">Terminate SSH session at any time via logout.</text:p>
      <text:p text:style-name="P1"/>
      <text:p text:style-name="P1">$ logout</text:p>
      <text:p text:style-name="P1">Alternatively, terminate SSH session via exit.</text:p>
      <text:p text:style-name="P1"/>
      <text:p text:style-name="P1">$ exit</text:p>
      <text:p text:style-name="P1">User Management</text:p>
      <text:p text:style-name="P1"/>
      <text:p text:style-name="P1"/>
      <text:p text:style-name="P1">Comprobar que el servicio SSH se inicia con la ayuda del evaluador.</text:p>
      <text:p text:style-name="P1"/>
      <text:p text:style-name="P1">||| SSH SERVICE: sudo service ssh status</text:p>
      <text:p text:style-name="P1">||| Conectarse desde mi terminal a VirtualBox:</text:p>
      <text:p text:style-name="P1">||| %ssh icondado@10.12.250.120 -p 4242 </text:p>
      <text:p text:style-name="P1"/>
      <text:p text:style-name="P1"><text:span text:style-name="T1">La página será accesible a través de una url del tipo xxxxxxxxx.onion. El contenido</text:span></text:p>
      <text:p text:style-name="P1"><text:span text:style-name="T1">de la página es up to you.</text:span></text:p>
      <text:p text:style-name="P1"/>
      <text:p text:style-name="P1"><text:a xlink:type="simple" xlink:href="https://www.xataka.com/basics/red-tor-que-como-funciona-como-se-usa">https://www.xataka.com/basics/red-tor-que-como-funciona-como-se-usa</text:a></text:p>
      <text:p text:style-name="P1"/>
      <text:p text:style-name="P1"><text:s/>Las Dark Webs que puedes encontrar en la Darknet de TOR se diferencian por tener el dominio .onion.</text:p>
      <text:p text:style-name="P1"><text:s/>Primero está la Clearnet, que es el Internet al que accedes desde un buscador como Google.</text:p>
      <text:p text:style-name="P1">Luego tienes la Dark Web, que es una porción de Internet intencionalmente oculta a los motores de búsqueda, con direcciones IP enmascaradas y accesibles sólo con un navegador web especial. La Dark Web es el contenido que puedes encontrar en diferentes Darknets, que son cada una de las redes a las que sólo puedes acceder con programas específico, y la más popular es TOR.</text:p>
      <text:p text:style-name="P1"/>
      <text:p text:style-name="P1"/>
      <text:p text:style-name="P1">________________________</text:p>
      <text:p text:style-name="P1"/>
      <text:p text:style-name="P1">Archivos a entregar:</text:p>
      <text:p text:style-name="P1"/>
      <text:p text:style-name="P1">index.html</text:p>
      <text:p text:style-name="P1">nginx.conf</text:p>
      <text:p text:style-name="P1">ssh_config</text:p>
      <text:p text:style-name="P1">torrc</text:p>
      <text:p text:style-name="P1"/>
      <text:p text:style-name="P1">________________________</text:p>
      <text:p text:style-name="P2">NGINX es un servidor web open source de alta performance que ofrece el contenido estático de un sitio web de forma rápida y fácil de configurar. Ofrece recursos de equilibrio de carga, proxy inverso y streaming, además de gestionar miles de conexiones simultáneas.</text:p>
      <text:p text:style-name="P2"/>
      <text:p text:style-name="P2"><text:a xlink:type="simple" xlink:href="https://arcdetri.github.io/tor-hidden-onion-nginx.html">https://arcdetri.github.io/tor-hidden-onion-nginx.html</text:a></text:p>
      <text:p text:style-name="P2"/>
      <text:p text:style-name="P3"><text:span text:style-name="T3">Install Web Server</text:span></text:p>
      <text:p text:style-name="P2"/>
      <text:p text:style-name="P2">Install the Nginx web server:</text:p>
      <text:p text:style-name="P2"/>
      <text:p text:style-name="P2"><text:span text:style-name="T4">$apt install nginx ó $brew install nginx</text:span></text:p>
      <text:p text:style-name="P2">This installs Nginx version 1.14.2.</text:p>
      <text:p text:style-name="P2"/>
      <text:p text:style-name="P2">Edit the main Nginx configuration file:</text:p>
      <text:p text:style-name="P2"/>
      <text:p text:style-name="P2"><text:span text:style-name="T4">$vi /etc/nginx/nginx.conf</text:span></text:p>
      <text:p text:style-name="P2"/>
      <text:p text:style-name="P2">In the main http block, uncomment the line that prevents display of revealing information:</text:p>
      <text:p text:style-name="P2"/>
      <text:p text:style-name="P2"><text:span text:style-name="T4">server_tokens off;</text:span></text:p>
      <text:p text:style-name="P2"/>
      <text:p text:style-name="P2">Add a line to prevent someone presenting your site's content in a frame on some other site:</text:p>
      <text:p text:style-name="P2"/>
      <text:p text:style-name="P2"><text:span text:style-name="T4">add_header X-Frame-Options "SAMEORIGIN";</text:span></text:p>
      <text:p text:style-name="P2"/>
      <text:p text:style-name="P2">Add a line to reduce the possibility of cross-site scripting:</text:p>
      <text:p text:style-name="P2"/>
      <text:p text:style-name="P2"><text:span text:style-name="T4">add_header X-XSS-Protection "1; mode=block";</text:span></text:p>
      <text:p text:style-name="P2"/>
      <text:p text:style-name="P2">Add lines to limit buffer sizes, thus reducing the potential for buffer overflow attacks:</text:p>
      <text:p text:style-name="P2"/>
      <text:p text:style-name="P2"><text:span text:style-name="T4">client_body_buffer_size 1k;</text:span></text:p>
      <text:p text:style-name="P2"><text:span text:style-name="T4">client_header_buffer_size 1k;</text:span></text:p>
      <text:p text:style-name="P2"><text:span text:style-name="T4">client_max_body_size 1k;</text:span></text:p>
      <text:p text:style-name="P2"><text:span text:style-name="T4">large_client_header_buffers 2 1k;</text:span></text:p>
      <text:p text:style-name="P2"/>
      <text:p text:style-name="P2">Write the Nginx configuration file to disk, and quit the editor.</text:p>
      <text:p text:style-name="P2"/>
      <text:p text:style-name="P2"><text:span text:style-name="T1">Se podrá acceder a la página web por HTTP en el puerto 80.</text:span></text:p>
      <text:p text:style-name="P2"/>
      <text:p text:style-name="P2">Edit the default host configuration file:</text:p>
      <text:p text:style-name="P2"/>
      <text:p text:style-name="P2"><text:span text:style-name="T4">$vi /etc/nginx/sites-available/default</text:span></text:p>
      <text:p text:style-name="P2"/>
      <text:p text:style-name="P2">Comment out the lines that make Nginx listen on TCP port 80, and add a line that makes Nginx listen on a Unix socket:</text:p>
      <text:p text:style-name="P2"/>
      <text:p text:style-name="P2"><text:span text:style-name="T4">server {</text:span></text:p>
      <text:p text:style-name="P2"><text:span text:style-name="T4">#listen 80 default_server;</text:span></text:p>
      <text:p text:style-name="P2"><text:span text:style-name="T4">#listen [::]:80 default_server;</text:span></text:p>
      <text:p text:style-name="P2"><text:span text:style-name="T4">listen unix:/var/run/nginx.sock;</text:span></text:p>
      <text:p text:style-name="P2"/>
      <text:p text:style-name="P2">Still within the server block, restrict unnecessary HTTP request types by adding the lines:</text:p>
      <text:p text:style-name="P2"/>
      <text:p text:style-name="P2"><text:span text:style-name="T4">if ($request_method !~ ^(GET|HEAD|POST)$ )</text:span></text:p>
      <text:p text:style-name="P2"><text:span text:style-name="T4">{</text:span></text:p>
      <text:p text:style-name="P2"><text:span text:style-name="T4">return 405;</text:span></text:p>
      <text:p text:style-name="P2"><text:span text:style-name="T4">}</text:span></text:p>
      <text:p text:style-name="P2"/>
      <text:p text:style-name="P2">Write the default host configuration file to disk, and quit the editor.</text:p>
      <text:p text:style-name="P2"/>
      <text:p text:style-name="P2">Edit the system service file:</text:p>
      <text:p text:style-name="P2"/>
      <text:p text:style-name="P2"><text:span text:style-name="T4">$vi /lib/systemd/system/nginx.service</text:span></text:p>
      <text:p text:style-name="P2"/>
      <text:p text:style-name="P2">In the [Service] block, add a line to contain Nginx within its own private network, with only a loopback interface:</text:p>
      <text:p text:style-name="P2"/>
      <text:p text:style-name="P2"><text:span text:style-name="T4">PrivateNetwork=yes</text:span></text:p>
      <text:p text:style-name="P2"/>
      <text:p text:style-name="P2">Write the Nginx service file to disk, and q <text:tab/>uit the editor.</text:p>
      <text:p text:style-name="P2"/>
      <text:p text:style-name="P2">Restart the web server with the new configuration:</text:p>
      <text:p text:style-name="P2"/>
      <text:p text:style-name="P2"><text:span text:style-name="T4">$systemctl daemon-reload</text:span></text:p>
      <text:p text:style-name="P2"><text:span text:style-name="T4">$systemctl restart nginx</text:span></text:p>
      <text:p text:style-name="P2"><text:span text:style-name="T4">$systemctl status nginx</text:span></text:p>
      <text:p text:style-name="P2"/>
      <text:p text:style-name="P4"/>
      <text:p text:style-name="P4"><text:span text:style-name="T3">Install Tor</text:span></text:p>
      <text:p text:style-name="P2"><text:span text:style-name="T4">Install Tor</text:span></text:p>
      <text:p text:style-name="P2"/>
      <text:p text:style-name="P2"><text:span text:style-name="T4">$brew install tor</text:span></text:p>
      <text:p text:style-name="P2"/>
      <text:p text:style-name="P2">Edit the main Tor configuration file:</text:p>
      <text:p text:style-name="P2"/>
      <text:p text:style-name="P2"><text:span text:style-name="T4">$vi /etc/tor/torrc</text:span></text:p>
      <text:p text:style-name="P2"/>
      <text:p text:style-name="P2"><text:span text:style-name="T1">Se podrá acceder a la página web por HTTP en el puerto 80.</text:span></text:p>
      <text:p text:style-name="P2"/>
      <text:p text:style-name="P2">Completely replace its original contents with the following:</text:p>
      <text:p text:style-name="P2"/>
      <text:p text:style-name="P2">Log notice file /var/log/tor/log </text:p>
      <text:p text:style-name="P2"/>
      <text:p text:style-name="P2"><text:span text:style-name="T4">(</text:span><text:a xlink:type="simple" xlink:href="https://www.error509.com/2017/12/tor-primeros-pasos-con-los-hidden-service/"><text:span text:style-name="T4">https://www.error509.com/2017/12/tor-primeros-pasos-con-los-hidden-service/</text:span></text:a><text:span text:style-name="T4">)</text:span></text:p>
      <text:p text:style-name="P5"><text:span text:style-name="T4">(root@debian:/home/gpinero# vi /etc/tor/torrc)</text:span></text:p>
      <text:p text:style-name="P2"/>
      <text:p text:style-name="P2"><text:span text:style-name="T4">RunAsDaemon 1</text:span></text:p>
      <text:p text:style-name="P2"><text:span text:style-name="T4">DataDirectory /var/lib/tor</text:span></text:p>
      <text:p text:style-name="P2"><text:span text:style-name="T4">HiddenServiceDir /var/lib/tor/hidden_ft_onion_service/</text:span></text:p>
      <text:p text:style-name="P2"><text:span text:style-name="T4">HiddenServicePort 80 unix:/var/run/nginx.sock</text:span></text:p>
      <text:p text:style-name="P2"><text:span text:style-name="T4">(</text:span><text:a xlink:type="simple" xlink:href="https://www.error509.com/2017/12/tor-primeros-pasos-con-los-hidden-service/"><text:span text:style-name="T4">https://www.error509.com/2017/12/tor-primeros-pasos-con-los-hidden-service/</text:span></text:a><text:span text:style-name="T4">)</text:span></text:p>
      <text:p text:style-name="P2"><text:span text:style-name="T4">(HiddenServicePort 80 127.0.0.1:80)</text:span></text:p>
      <text:p text:style-name="P2"/>
      <text:p text:style-name="P2">Instead of literally putting hiddenservicename in the above, you should put a meaningful name of your own choosing.</text:p>
      <text:p text:style-name="P2"/>
      <text:p text:style-name="P2"><text:span text:style-name="T4">Write the file to disk, and quit the editor.</text:span></text:p>
      <text:p text:style-name="P2"/>
      <text:p text:style-name="P2">Restart Tor for this change:</text:p>
      <text:p text:style-name="P2"/>
      <text:p text:style-name="P2"><text:span text:style-name="T4">systemctl restart tor</text:span></text:p>
      <text:p text:style-name="P2"/>
      <text:p text:style-name="P2">Check that Tor is up and running:</text:p>
      <text:p text:style-name="P2"/>
      <text:p text:style-name="P2"><text:span text:style-name="T4">tail /var/log/tor/log</text:span></text:p>
      <text:p text:style-name="P2"/>
      <text:p text:style-name="P2">You should see a message:</text:p>
      <text:p text:style-name="P2"/>
      <text:p text:style-name="P2"><text:span text:style-name="T4">Bootstrapped 100% (done): Done</text:span></text:p>
      <text:p text:style-name="P2"/>
      <text:p text:style-name="P2">To determine your onion URL, issue the command:</text:p>
      <text:p text:style-name="P2"/>
      <text:p text:style-name="P2"><text:span text:style-name="T4">cat /var/lib/tor/hiddenservicename/hostname</text:span></text:p>
      <text:p text:style-name="P2"/>
      <text:p text:style-name="P2">Instead of literally putting hiddenservicename, you should put the name you previously chose in the above.</text:p>
      <text:p text:style-name="P2"/>
      <text:p text:style-name="P2">You will get a response containing a domain name of 56 characters, suffixed by .onion. It wil<text:span text:style-name="T4">vbmrlw3vmbvz3q7cmf3pff777mavz3o4gwtgc6xu7zsvgvfuslcoryd.onion</text:span></text:p>
      <text:p text:style-name="P2"/>
      <text:p text:style-name="P2">You should also save the keys somewhere safe, where only you have access to them. The file names are hs_ed25519_public_key and hs_ed25519_secret_key.</text:p>
      <text:p text:style-name="P2"/>
      <text:p text:style-name="P2">Change the server name by editing the default site configuration file:</text:p>
      <text:p text:style-name="P2"/>
      <text:p text:style-name="P2"><text:span text:style-name="T4">vi /etc/nginx/sites-available/default</text:span></text:p>
      <text:p text:style-name="P2"/>
      <text:p text:style-name="P2">Amend the server_name _; line to read:</text:p>
      <text:p text:style-name="P2"/>
      <text:p text:style-name="P2"><text:span text:style-name="T4">server_name uvbmrlw3vmbvz3q7cmf3pff777mavz3o4gwtgc6xu7zsvgvfuslcoryd.onion;</text:span></text:p>
      <text:p text:style-name="P2"/>
      <text:p text:style-name="P2">Write the file to disk, and quit the editor.</text:p>
      <text:p text:style-name="P2"/>
      <text:p text:style-name="P2">Restart Nginx:</text:p>
      <text:p text:style-name="P2"/>
      <text:p text:style-name="P2"><text:span text:style-name="T4">systemctl stop nginx</text:span></text:p>
      <text:p text:style-name="P2"><text:span text:style-name="T4">rm /var/run/nginx.sock</text:span></text:p>
      <text:p text:style-name="P2"><text:span text:style-name="T4">systemctl start nginx</text:span></text:p>
      <text:p text:style-name="P2"/>
      <text:p text:style-name="P3"/>
      <text:p text:style-name="P3"><text:span text:style-name="T5">Test</text:span></text:p>
      <text:p text:style-name="P2"/>
      <text:p text:style-name="P2">You may have to wait ten minutes or so for your hidden service onion address to propagate.</text:p>
      <text:p text:style-name="P2"/>
      <text:p text:style-name="P2">Now, to test your work so far, download and install the Tor Browser</text:p>
      <text:p text:style-name="P2"/>
      <text:p text:style-name="P2">In your Tor Browser, visit your onion site. For example:</text:p>
      <text:p text:style-name="P2"/>
      <text:p text:style-name="P2"><text:span text:style-name="T4">http://uvbmrlw3vmbvz3q7cmf3pff777mavz3o4gwtgc6xu7zsvgvfuslcoryd.onion</text:span></text:p>
      <text:p text:style-name="P2"/>
      <text:p text:style-name="P2">You should see the Welcome to Nginx! page, as illustrated in the screenshot that accompanies this post.</text:p>
      <text:p text:style-name="P2"><text:s/></text:p>
      <text:p text:style-name="P2">Ó conectar mi mac a wifi del movil y mi virtual box(conexión puente y tipo wifi). Y con QR creater generamos con fichero.oniion un qr y lo leemos con el movil y carga la página.</text:p>
      <text:p text:style-name="P2"/>
      <text:p text:style-name="P2"/>
      <text:p text:style-name="P3"><text:span text:style-name="T6">BONUS</text:span></text:p>
      <text:p text:style-name="P2"/>
      <text:p text:style-name="P2"><text:span text:style-name="T1">Puedes mejorar tu proyecto con las siguientes características:</text:span></text:p>
      <text:p text:style-name="P2"/>
      <text:p text:style-name="P2"><text:span text:style-name="T1">• Fortificación SSH. Se evaluará concienzudamente durante la evaluación.</text:span></text:p>
      <text:p text:style-name="P2"><text:span text:style-name="T1">• Una web interactiva, más impresionante que una triste página estática. Puedes uti-</text:span></text:p>
      <text:p text:style-name="P2"><text:span text:style-name="T1">lizar librerías externas para ello, pero no un framework. Si no entiendes la diferencia</text:span></text:p>
      <text:p text:style-name="P2"><text:span text:style-name="T1">entre ambos, no lo hagas.</text:span></text:p>
      <text:p text:style-name="P2"/>
      <text:p text:style-name="P2">Las páginas web interactivas son plataformas dinámicas que permiten a una marca comunicarse con sus clientes e interactuar con ellos , a medida que van surgiendo nuevos intereses o necesidades por parte de la audiencia .</text:p>
      <text:p text:style-name="P2"/>
      <text:p text:style-name="P2"><text:a xlink:type="simple" xlink:href="https://1library.co/article/seguridad-nivel-servidor-fortificaci%C3%B3n-seguridad-ssh.nq7mk5dq">https://1library.co/article/seguridad-nivel-servidor-fortificaci%C3%B3n-seguridad-ssh.nq7mk5dq</text:a></text:p>
      <text:p text:style-name="P2"/>
      <text:p text:style-name="P2">A continuación, pasaremos a configurar el servicio SSH mediante el archivo sshd_config, el cual permite configurar el comportamiento del servidor. Este archivo se puede editar mediante cualquier editor de texto y su formato es sencillo.</text:p>
      <text:p text:style-name="P2"/>
      <text:p text:style-name="P2">Ilustración 41: Archivo de configuración sshd_config Fuente: sshd_conf</text:p>
      <text:p text:style-name="P2"/>
      <text:p text:style-name="P2">El fichero de configuración del cliente es similar al del servidor, aunque dispone de otras directivas. La versión del protocolo, el puerto de conexión por defecto, el listado de algoritmos de cifrado disponible, entre otras opciones.</text:p>
      <text:p text:style-name="P2"/>
      <text:p text:style-name="P2">Directivas básicas</text:p>
      <text:p text:style-name="P2"/>
      <text:p text:style-name="P2">En este apartado se especifican las directivas para la configuración y mejora de seguridad en el servidor. A demás, veremos unas directivas interesantes para forzar una mejor de seguridad tanto para el cliente como el servidor.</text:p>
      <text:p text:style-name="P2"/>
      <text:p text:style-name="P2">En primer lugar, veremos el archivo /sshd_config con este listado de directivas cuya configuración puede provocar la mejora de seguridad del servicio:</text:p>
      <text:p text:style-name="P2"/>
      <text:p text:style-name="P2">x Port.La directiva port indica en que puerto se colocará o está a la escucha el servicio SSH. Por defecto está configurado en el puerto 22, pero esta directiva se puede cambiar por otro puerto. Hay que tener en cuenta que si se comenta la directiva se utilizará el valor por defecto, es decir, el 22. En esta configuración cambiaremos el puerto de escucha por motivos de seguridad interna para evitar escaneos simples por parte de un potencial atacante, cuyo puerto será el 2828.</text:p>
      <text:p text:style-name="P2"/>
      <text:p text:style-name="P2">x PermitRootLogin. Con esta directiva se prohíbe que un usuario pueda iniciar sesión en el servidor con el usuario root. De este modo se evita ataques de fuerza bruta al usuario root, así por otro método se consigue la clave de root no pueda ser</text:p>
      <text:p text:style-name="P2"/>
      <text:p text:style-name="P2">credenciales. Limitar los intentos a un número establecido ayuda a mejorar la seguridad y evitar lo comentado anteriormente. Si una vez superado el número de intentos la conexión se abordará. Para habilitar la directiva se debe especificar o descomentar la siguiente línea MaxAuthTries</text:p>
      <text:p text:style-name="P2"/>
      <text:p text:style-name="P2">&lt;número intentos&gt;.</text:p>
      <text:p text:style-name="P2"/>
      <text:p text:style-name="P2">x LoginGraceTime. Esta directiva indica el tiempo máximo, en segundos, para introducir las credenciales en la autenticación. Por seguridad los tiempos recomendados y que se utilizará será entre 30 o 45 segundos. La sintaxis de la directiva es LoginGraceTime &lt;valor segundos&gt;.</text:p>
      <text:p text:style-name="P2"/>
      <text:p text:style-name="P2">x AllowGroups. Esta directiva especifica el nombre de los grupos a los que pertenecen los usuarios que pueden iniciar sesión de manera remota hacia el servidor. Los grupos se deben separar por espacios en blanco del siguiente modo allowGroups &lt;grupo1&gt; &lt;grupo2&gt; … &lt;grupo N&gt;.</text:p>
      <text:p text:style-name="P2"/>
      <text:p text:style-name="P2">x AllowUsers. Esta directiva es similar a la anterior, se puede especificar en el archivo una lista de los usuarios permitidos a iniciar sesión remotamente. Se puede usar metacaracteres, como “*” o “?”, lo cual permite la construcción de patrones.</text:p>
      <text:p text:style-name="P2"/>
      <text:p text:style-name="P2">x Ciphers. Esta directiva especifica que cifrado admitirá la versión del protocolo. Si se especifican varios algoritmos, estos deben ser separados por comas. Aes128-cbc,3des- cbc,blowfish-cbs,cast128-cbc,arcfour.</text:p>
      <text:p text:style-name="P2"/>
      <text:p text:style-name="P2">x ClientAliveInterval. Esta directiva envía un mensaje al cliente a través del canal, en caso que durante un tiempo X el servidor no recibe datos su sintaxis es ClientAliveInterval &lt;tiempo segundos&gt;.</text:p>
      <text:p text:style-name="P2"/>
      <text:p text:style-name="P2">x ClientAliveCountMax. Esta directiva tiene relación con la anterior. Se especificará el número de mensajes que el servidor enviará al cliente solicitando respuesta antes de cerrar las conexiones.</text:p>
      <text:p text:style-name="P2"/>
      <text:p text:style-name="P2">x TCPKeepAlive. Deshabilitar esta directiva permite prevenir ataques de suplantación, ataques de tipo spoofing.</text:p>
      <text:p text:style-name="P2"/>
      <text:p text:style-name="P2">x DenyUsers. Contraria a la directiva de AllowUsers, todo usuario que sea especificado en esta directiva no podrá iniciar sesión de manera remota.</text:p>
      <text:p text:style-name="P2"/>
      <text:p text:style-name="P2">x LogLevel.Esta directiva es interesante para depurar y registrar las acciones que ocurren en el servicio. Los posibles valores son QUIET, FATAL, ERROR, INFO, VERBOSE Y DEBUG.El predeterminado es INFOy se ha de tener cuidado con DEBUG ya que viola la privacidad de los usuarios, por lo que no lo implementaremos en esta ocación.</text:p>
      <text:p text:style-name="P2"/>
      <text:p text:style-name="P2">x HostKey.Esta directiva indica la ruta donde se encutra la clave privada RSA o DSA del host.</text:p>
      <text:p text:style-name="P2"/>
      <text:p text:style-name="P2">x UsePrivilegeSeparation. Esta directiva permite la separación de privilegios activada, es decir, divide los procesos del servidor para prevenir la explotación y la posible escala de privilegios.</text:p>
      <text:p text:style-name="P2"/>
      <text:p text:style-name="P2">x Protocol. En esta directiva especificamos la versión del protocolo que se utiliza, en este caso solo estará activa la versión 2 del protocolo. Existen configuraciones que reflejan la</text:p>
      <text:p text:style-name="P2"/>
      <text:p text:style-name="P2">x PubkeyAuthentication.Esta directiva activada con yesquiere decir que el servidor permitirá conexiones remotas mediante el método de autenticación mediante el uso de clave pública.</text:p>
      <text:p text:style-name="P2"/>
      <text:p text:style-name="P2">x AuthorizedKeysFile.Esta directiva indica al servidor donde se encuentran almacenadas las claves públicas de los usuarios. Por defecto, las claves se alamcenan en</text:p>
      <text:p text:style-name="P2"/>
      <text:p text:style-name="P2">$HOME/.ssh/authorized_keys, es decir en</text:p>
      <text:p text:style-name="P2"/>
      <text:p text:style-name="P2">%h/.ssh/authorized_keys, pudiendo ser cambiada esta ruta en el valor de esta directiva.</text:p>
      <text:p text:style-name="P2"/>
      <text:p text:style-name="P2">x PasswordAuthentication. Por defecto esta directiva viene con valor yes entonces el servidor permitirá la autenticación de usuarios mediante contraseña. No es recomendable para entornos bastante críticos, por lo cual para darle mayor grado de seguridad de establecerá como valor no.</text:p>
      <text:p text:style-name="P2"/>
      <text:p text:style-name="P2">x ListenAddress. Esta directiva indica por cual dirección se debe escuchar las peticiones. En esta implementación se dispone de interfaces virtuales VLAN por lo cual se definirán los segmentos de red por los cuales debe escuchar las peticiones. La sintaxis es la siguiente ListenAddress &lt;vlan1&gt; … &lt;vlan N&gt;.</text:p>
      <text:p text:style-name="P2"/>
      <text:p text:style-name="P2">x ServerKeyBits. Esta directiva indica el tamaño de la clave de sesión. Como recomendación vamos a utilizar un tamaño de clave mayor de 768 bits, que es el valor que se dispone en gran cantidad de versiones de la aplicación. Cambiaremos por un valor como 1024 o 2048 bits.</text:p>
      <text:p text:style-name="P2"/>
      <text:p text:style-name="P2">x KeyRegenerationInterval. Esta directiva indica el tiempo, en segundos, que transcurrirá hasta que se genere una nueva clave de sesión. Por defecto, se utiliza un valor de 3600</text:p>
      <text:p text:style-name="P2"/>
      <text:p text:style-name="P2">segundo. Este valor es bastante seguro, pero si queremos más seguridad, podemos reducir ese tiempo.</text:p>
      <text:p text:style-name="P2"/>
      <text:p text:style-name="P2">x PrintLastLog.Con esta directiva habilitada se registra el último inicio de sesión del usuario al servidor.</text:p>
      <text:p text:style-name="P2"/>
      <text:p text:style-name="P2">Una vez las directivas están configuradas se debe reiniciar el servicio mediante el comando /etc/init.d/sshd restart.</text:p>
      <text:p text:style-name="P2"/>
      <text:p text:style-name="P2">A continuación, veremos las directivas a nivel de cliente para mejorar la fortificación del servicio de parte del cliente.</text:p>
      <text:p text:style-name="P2"/>
      <text:p text:style-name="P2">x Host. En esta directiva se especifica las direcciones del servidor que tiene corriendo SSH.</text:p>
      <text:p text:style-name="P2"/>
      <text:p text:style-name="P2">x Port. Esta directiva es similar que, en la configuración del servidor, salvo que ahora se indica a que puerto se conectara el cliente por defecto.</text:p>
      <text:p text:style-name="P2"/>
      <text:p text:style-name="P2">x Protocol. Indica la versión del protocolo SSH, como recomendación especificar la versión 2.</text:p>
      <text:p text:style-name="P2"/>
      <text:p text:style-name="P2">x IdentifyFile. Indica la ruta y el fichero donde se encuentra almacenada la clave.</text:p>
      <text:p text:style-name="P2"/>
      <text:p text:style-name="P2">x PubkeyAuthentication. Indica al cliente si se puede autenticar contra el servidor mediante clave pública.</text:p>
      <text:p text:style-name="P2"/>
      <text:p text:style-name="P2">x StrictHostKeyChecking. Esta directiva define que realizará el cliente al conectarse al servidor del cual no se dispone su clave pública. El valor yes hace que se acepte automáticamente la</text:p>
      <text:p text:style-name="P2"/>
      <text:p text:style-name="P2">x Ciphers. Lista de algoritmos de cifrado simétrico que puede utilizar el cliente.</text:p>
      <text:p text:style-name="P2"/>
      <text:p text:style-name="P2">x PasswordAuthentication. Indica si el cliente puede autenticarse mediante contraseña al servidor.</text:p>
      <text:p text:style-name="P2"/>
      <text:p text:style-name="P2">Autenticación con contraseña</text:p>
      <text:p text:style-name="P2"/>
      <text:p text:style-name="P2">Clave pública y clave privada</text:p>
      <text:p text:style-name="P2"/>
      <text:p text:style-name="P2">Este tipo de autenticación es una de las más seguras a la hora de configurar el acceso de los usuarios y permite obtener el máximo partido al servicio SSH. El usuario debe generar su par de claves, privada y pública, compartiendo la clamv mmve pública con el servidor para tener acceso mediante este tipo de autenticación. Hay que recordar que un mensaje cifrado mediante clave pública solo podrá ser descifrado con su clave privada.</text:p>
      <text:p text:style-name="P2"/>
      <text:p text:style-name="P2">La clave privada puede tener un segundo mecanismo de seguridad, autenticación multifactor, denominado PIN. Cada vez que se requiera el uso de la clave privada para descifrar el desafío del servidor se solicitará al usuario que posee la clave privada que introduzca el PIN para verificar que</text:p>
      <text:p text:style-name="P2"/>
      <text:p text:style-name="P2">Ilustración 44: Autenticación por contraseña Fuente: sshd_conf</text:p>
      <text:p text:style-name="P2"/>
      <text:p text:style-name="P2">Generación y autenticación con clave pública</text:p>
      <text:p text:style-name="P2"/>
      <text:p text:style-name="P2">A continuación, se generará las claves pública y privada de tipo RSA con 4096 bits, para ello ejecutamos el comando ssh-keygen -b 4096 -t rsa. Se indica el directorio por defecto donde se almacenarán las claves y si se quiere incluir una contraseña o PIN para proteger el uso de la clave privada.</text:p>
      <text:p text:style-name="P2"/>
      <text:p text:style-name="P2">Una vez que se dispone de las clave pública y privada para autenticación del usuario creada, se debe copiar la clave pública en el servidor. La clave se subirá al servidor, y en función de la ruta que se indique en el fichero /etc/ssh/sshd_config en la directiva AuthorizedKeysFile. </text:p>
      <text:p text:style-name="P2">Create new user via sudo adduser &lt;username&gt;.</text:p>
      <text:p text:style-name="P2">__________________________________________</text:p>
      <text:p text:style-name="P2">$ sudo adduser &lt;username&gt;</text:p>
      <text:p text:style-name="P2">Verify whether user was successfully created via getent passwd &lt;username&gt;.</text:p>
      <text:p text:style-name="P2"/>
      <text:p text:style-name="P2">$ getent passwd &lt;username&gt;</text:p>
      <text:p text:style-name="P2">Verify newly-created user's password expiry information via sudo chage -l &lt;username&gt;.</text:p>
      <text:p text:style-name="P2"/>
      <text:p text:style-name="P2">||| $ sudo adduser username <text:s text:c="19"/>| &lt;- creating new user (yes (no))</text:p>
      <text:p text:style-name="P2">||| $ sudo userdel username <text:s text:c="19"/>| &lt;- borrar usuario</text:p>
      <text:p text:style-name="P2"/>
      <text:p text:style-name="P2">||| Permisos: sudo visudo</text:p>
      <text:p text:style-name="P2"/>
      <text:p text:style-name="P2">||| BONUS delete users: $sudo userdel -r &lt;username&gt;</text:p>
      <text:p text:style-name="P2">||| -r option: Cada vez que eliminemos un usuario usando esta opción, los archivos en el directorio de inicio del usuario </text:p>
      <text:p text:style-name="P2">||| se eliminarán junto con el propio directorio de inicio y la cola de correo del usuario.</text:p>
      <text:p text:style-name="P2"/>
      <text:p text:style-name="P2">- Verifique que el nombre de host de la máquina tenga el formato correcto de la siguiente manera:</text:p>
      <text:p text:style-name="P2">login42 (login del alumno evaluado).</text:p>
      <text:p text:style-name="P2"/>
      <text:p text:style-name="P2">||| Check hostname: hostname</text:p>
      <text:p text:style-name="P2"/>
      <text:p text:style-name="P2">- Modifique este nombre de host reemplazando el inicio de sesión con el suyo, luego reinicie la máquina.</text:p>
      <text:p text:style-name="P2">Si al reiniciar, el nombre de host no se ha actualizado, la evaluación se detiene aquí.</text:p>
      <text:p text:style-name="P2"/>
      <text:p text:style-name="P2">||| Change hostname: Go root: sudo -s</text:p>
      <text:p text:style-name="P2">||| Set new name: hostnamectl set-hostname &lt;newname&gt;</text:p>
      <text:p text:style-name="P2">||| Edit file /etc/hosts: vim /etc/hosts</text:p>
      <text:p text:style-name="P2">||| Restart machine to check.</text:p>
      <text:p text:style-name="P2"/>
      <text:p text:style-name="P2">- Ahora puede restaurar la máquina al nombre de host original.</text:p>
      <text:p text:style-name="P2"/>
      <text:p text:style-name="P2">||| Restore name, same process.: reboot</text:p>
      <text:p text:style-name="P2">||| Quitar el reiniciar con cop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6</meta:generator>
  </office:meta>
</office:document-meta>
</file>